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none" fo:min-height="0.221cm"/>
    </style:style>
    <style:style style:name="gr25" style:family="graphic" style:parent-style-name="standard">
      <style:graphic-properties draw:stroke="solid" svg:stroke-width="0.071cm" svg:stroke-color="#80808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none" draw:fill="none" fo:min-height="0.298cm"/>
    </style:style>
    <style:style style:name="gr27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0.476cm"/>
    </style:style>
    <style:style style:name="gr29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none" fo:min-height="0.475cm"/>
    </style:style>
    <style:style style:name="gr31" style:family="graphic" style:parent-style-name="objectwithoutfill">
      <style:graphic-properties svg:stroke-width="0.08cm" draw:marker-start-width="0.32cm" draw:marker-end="Arrow" draw:marker-end-width="0.32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1.57cm"/>
    </style:style>
    <style:style style:name="gr34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fill="none" fo:min-height="2.569cm"/>
    </style:style>
    <style:style style:name="gr36" style:family="graphic" style:parent-style-name="standard">
      <style:graphic-properties draw:stroke="none" draw:fill="none" fo:min-height="3.154cm"/>
    </style:style>
    <style:style style:name="gr37" style:family="graphic" style:parent-style-name="standard">
      <style:graphic-properties draw:stroke="none" draw:fill="none" fo:min-height="2.106cm"/>
    </style:style>
    <style:style style:name="gr38" style:family="graphic" style:parent-style-name="standard">
      <style:graphic-properties draw:stroke="none" draw:fill="none" fo:min-height="2.419cm"/>
    </style:style>
    <style:style style:name="gr39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40" style:family="graphic" style:parent-style-name="standard">
      <style:graphic-properties draw:stroke="none" draw:fill="none" fo:min-height="2.05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3" style:family="graphic" style:parent-style-name="standard">
      <style:graphic-properties draw:stroke="none" draw:fill="none" fo:min-height="1.803cm"/>
    </style:style>
    <style:style style:name="gr4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6" style:family="graphic" style:parent-style-name="objectwithoutfill">
      <style:graphic-properties svg:stroke-color="#808080" draw:fill="none" draw:textarea-vertical-align="middle"/>
    </style:style>
    <style:style style:name="gr47" style:family="graphic" style:parent-style-name="standard">
      <style:graphic-properties draw:stroke="none" draw:fill="none" fo:min-height="1.172cm"/>
    </style:style>
    <style:style style:name="gr48" style:family="graphic" style:parent-style-name="standard" style:list-style-name="L1">
      <style:graphic-properties draw:stroke="solid" svg:stroke-width="0.071cm" svg:stroke-color="#808080" draw:stroke-linejoin="miter" draw:fill="solid" draw:fill-color="#ffffff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solid" svg:stroke-width="0.026cm" svg:stroke-color="#808080" draw:stroke-linejoin="miter" draw:fill="solid" draw:fill-color="#ccccff" draw:textarea-horizontal-align="justify" draw:textarea-vertical-align="top" draw:auto-grow-height="true" fo:min-height="0.631cm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draw:fill="none" fo:min-height="0.272cm"/>
    </style:style>
    <style:style style:name="gr51" style:family="graphic" style:parent-style-name="standard">
      <style:graphic-properties draw:stroke="none" draw:fill="none" fo:min-height="2.41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</style:style>
    <style:style style:name="P18" style:family="paragraph">
      <style:paragraph-properties fo:margin-left="0cm" fo:margin-right="0cm" fo:margin-top="0.105cm" fo:margin-bottom="0cm" fo:text-align="center" fo:text-indent="0cm"/>
      <style:text-properties fo:font-size="9pt" style:font-size-asian="9pt" style:font-size-complex="9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color="#808080" fo:font-size="13pt" style:font-size-asian="13pt" style:font-size-complex="13pt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fo:font-size="9pt" fo:language="en" fo:country="US" style:font-size-asian="9pt" style:font-size-complex="9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808080" fo:font-family="Arial" style:font-family-generic="swiss" style:font-pitch="variable" fo:font-size="13pt" fo:language="en" fo:country="US" style:font-size-asian="13pt" style:font-size-complex="13pt"/>
    </style:style>
    <style:style style:name="T20" style:family="text">
      <style:text-properties fo:color="#808080"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3.482cm" svg:y="1.653cm"/>
          <draw:custom-shape draw:style-name="gr1" draw:text-style-name="P1" xml:id="id18" draw:id="id18" draw:layer="layout" svg:width="18.468cm" svg:height="9.704cm" svg:x="1.252cm" svg:y="12.17cm">
            <text:p/>
            <draw:enhanced-geometry svg:viewBox="0 0 21600 21600" draw:mirror-vertical="false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247cm" svg:y1="12.175cm" svg:x2="2.212cm" svg:y2="21.848cm">
            <text:p/>
          </draw:line>
        </draw:g>
        <draw:custom-shape draw:style-name="gr1" draw:text-style-name="P1" xml:id="id17" draw:id="id17" draw:layer="layout" svg:width="18.468cm" svg:height="7.814cm" svg:x="1.252cm" svg:y="3.6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6.43cm" svg:height="0.879cm" svg:x="8.202cm" svg:y="0.9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3" xml:id="id3" draw:id="id3" draw:layer="layout" svg:width="4.688cm" svg:height="0.879cm" svg:x="1.282cm" svg:y="0.9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2" draw:id="id2" draw:layer="layout" svg:width="4.685cm" svg:height="0.913cm" svg:x="6.305cm" svg:y="2.046cm">
          <text:list text:style-name="L1">
            <text:list-header>
              <text:p text:style-name="P2"><text:span text:style-name="T1">Input via </text:span><text:span text:style-name="T2">read_op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4" draw:layer="layout" draw:type="curve" svg:x1="11.417cm" svg:y1="1.846cm" svg:x2="10.99cm" svg:y2="2.502cm" draw:start-shape="id1" draw:start-glue-point="2" draw:end-shape="id2" draw:end-glue-point="1" svg:d="m11417 1846c0 438-142 656-427 656" svg:viewBox="0 0 428 657">
          <text:p/>
        </draw:connector>
        <draw:connector draw:style-name="gr6" draw:text-style-name="P4" draw:layer="layout" draw:type="curve" svg:x1="3.626cm" svg:y1="1.8cm" svg:x2="6.305cm" svg:y2="2.502cm" draw:start-shape="id3" draw:start-glue-point="2" draw:end-shape="id2" draw:end-glue-point="3" svg:d="m3626 1800c0 468 893 702 2679 702" svg:viewBox="0 0 2680 703">
          <text:p/>
        </draw:connector>
        <draw:custom-shape draw:style-name="gr7" draw:text-style-name="P5" draw:layer="layout" svg:width="2.027cm" svg:height="3.536cm" svg:x="10.032cm" svg:y="3.8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88cm" svg:height="0.577cm" svg:x="7.225cm" svg:y="8.6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45cm" svg:height="0.684cm" svg:x="7.012cm" svg:y="8.5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84cm" svg:height="0.574cm" svg:x="7.251cm" svg:y="9.2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37cm" svg:height="1.107cm" svg:x="7.255cm" svg:y="9.1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xml:id="id11" draw:id="id11" draw:layer="layout" svg:width="7.408cm" svg:height="1.142cm" svg:x="7.225cm" svg:y="8.6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8.975cm" svg:height="0.997cm" svg:x="6.45cm" svg:y="10.2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333cm" svg:height="1.17cm" svg:x="6.226cm" svg:y="10.1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4" draw:text-style-name="P10" draw:layer="layout" svg:width="2.081cm" svg:height="2.411cm" svg:x="10.008cm" svg:y="4.1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7">opms,</text:span><text:span text:style-name="T7"><text:line-break/></text:span><text:span text:style-name="T7">c, +,</text:span></text:p>
            <text:p text:style-name="P1"><text:span text:style-name="T7">[ ]&lt;-</text:span></text:p>
          </draw:text-box>
        </draw:frame>
        <draw:custom-shape draw:style-name="gr15" draw:text-style-name="P1" xml:id="id14" draw:id="id14" draw:layer="layout" svg:width="1.6cm" svg:height="3.1cm" svg:x="5.599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" draw:id="id15" draw:layer="layout" svg:x1="7.199cm" svg:y1="4.072cm" svg:x2="7.199cm" svg:y2="7.1cm">
          <text:p/>
        </draw:line>
        <draw:custom-shape draw:style-name="gr17" draw:text-style-name="P1" xml:id="id29" draw:id="id29" draw:layer="layout" svg:width="4.4cm" svg:height="3.1cm" svg:x="5.594cm" svg:y="4.018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.582cm" svg:y1="4.8cm" svg:x2="9.999cm" svg:y2="4.8cm">
          <text:p/>
        </draw:line>
        <draw:line draw:style-name="gr16" draw:text-style-name="P4" draw:layer="layout" svg:x1="5.582cm" svg:y1="5.8cm" svg:x2="9.999cm" svg:y2="5.8cm">
          <text:p/>
        </draw:line>
        <draw:frame draw:style-name="gr18" draw:text-style-name="P11" xml:id="id10" draw:id="id10" draw:layer="layout" svg:width="3.14cm" svg:height="0.645cm" svg:x="6.999cm" svg:y="4.059cm">
          <draw:text-box>
            <text:p text:style-name="P11"><text:span text:style-name="T8">raw kinetic data</text:span></text:p>
          </draw:text-box>
        </draw:frame>
        <draw:frame draw:style-name="gr18" draw:text-style-name="P11" draw:layer="layout" svg:width="3.103cm" svg:height="1.039cm" svg:x="6.999cm" svg:y="4.8cm">
          <draw:text-box>
            <text:p text:style-name="P11"><text:span text:style-name="T8">raw kinetic and aggregated data</text:span></text:p>
          </draw:text-box>
        </draw:frame>
        <draw:frame draw:style-name="gr18" draw:text-style-name="P11" draw:layer="layout" svg:width="3.103cm" svg:height="1.433cm" svg:x="6.999cm" svg:y="5.671cm">
          <draw:text-box>
            <text:p text:style-name="P11"><text:span text:style-name="T8">raw kinetic, <text:s/>aggregated and discretized data</text:span></text:p>
          </draw:text-box>
        </draw:frame>
        <draw:frame draw:style-name="gr19" draw:text-style-name="P12" xml:id="id4" draw:id="id4" draw:layer="layout" svg:width="1.467cm" svg:height="0.725cm" svg:x="5.575cm" svg:y="4.115cm">
          <draw:text-box>
            <text:p text:style-name="P1"><text:span text:style-name="T9">OPM</text:span></text:p>
          </draw:text-box>
        </draw:frame>
        <draw:frame draw:style-name="gr19" draw:text-style-name="P12" xml:id="id5" draw:id="id5" draw:layer="layout" svg:width="1.751cm" svg:height="0.725cm" svg:x="5.575cm" svg:y="4.967cm">
          <draw:text-box>
            <text:p text:style-name="P1"><text:span text:style-name="T9">OPMA</text:span></text:p>
          </draw:text-box>
        </draw:frame>
        <draw:frame draw:style-name="gr19" draw:text-style-name="P12" xml:id="id6" draw:id="id6" draw:layer="layout" svg:width="1.772cm" svg:height="0.725cm" svg:x="5.575cm" svg:y="6.133cm">
          <draw:text-box>
            <text:p text:style-name="P1"><text:span text:style-name="T9">OPMD</text:span></text:p>
          </draw:text-box>
        </draw:frame>
        <draw:connector draw:style-name="gr20" draw:text-style-name="P1" draw:layer="layout" draw:type="curve" svg:x1="5.575cm" svg:y1="4.477cm" svg:x2="5.575cm" svg:y2="5.329cm" draw:start-shape="id4" draw:start-glue-point="3" draw:end-shape="id5" draw:end-glue-point="3" svg:d="m5575 4477c-750 0-750 852 0 852" svg:viewBox="0 0 563 853">
          <text:p/>
        </draw:connector>
        <draw:connector draw:style-name="gr20" draw:text-style-name="P1" draw:layer="layout" draw:type="curve" svg:x1="5.575cm" svg:y1="5.329cm" svg:x2="5.575cm" svg:y2="6.495cm" draw:start-shape="id5" draw:start-glue-point="3" draw:end-shape="id6" svg:d="m5575 5329c-750 0-750 1166 0 1166" svg:viewBox="0 0 563 1167">
          <text:p/>
        </draw:connector>
        <draw:custom-shape draw:style-name="gr15" draw:text-style-name="P1" draw:layer="layout" svg:width="1.472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578cm" svg:y1="4.072cm" svg:x2="13.578cm" svg:y2="7.1cm">
          <text:p/>
        </draw:line>
        <draw:custom-shape draw:style-name="gr17" draw:text-style-name="P1" xml:id="id16" draw:id="id16" draw:layer="layout" svg:width="4.343cm" svg:height="3.1cm" svg:x="12.098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082cm" svg:y1="4.8cm" svg:x2="16.441cm" svg:y2="4.8cm">
          <text:p/>
        </draw:line>
        <draw:line draw:style-name="gr16" draw:text-style-name="P4" draw:layer="layout" svg:x1="12.082cm" svg:y1="5.8cm" svg:x2="16.441cm" svg:y2="5.8cm">
          <text:p/>
        </draw:line>
        <draw:frame draw:style-name="gr21" draw:text-style-name="P12" draw:layer="layout" svg:width="1.787cm" svg:height="0.725cm" svg:x="11.931cm" svg:y="4.1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1.931cm" svg:y="4.952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1.931cm" svg:y="6.118cm">
          <draw:text-box>
            <text:p text:style-name="P1"><text:span text:style-name="T9">OPMS</text:span></text:p>
          </draw:text-box>
        </draw:frame>
        <draw:frame draw:style-name="gr18" draw:text-style-name="P11" xml:id="id27" draw:id="id27" draw:layer="layout" svg:width="3.098cm" svg:height="0.645cm" svg:x="13.414cm" svg:y="4cm">
          <draw:text-box>
            <text:p text:style-name="P11"><text:span text:style-name="T8">raw kinetic data</text:span></text:p>
          </draw:text-box>
        </draw:frame>
        <draw:frame draw:style-name="gr18" draw:text-style-name="P11" xml:id="id7" draw:id="id7" draw:layer="layout" svg:width="3.062cm" svg:height="1.039cm" svg:x="13.414cm" svg:y="4.741cm">
          <draw:text-box>
            <text:p text:style-name="P11"><text:span text:style-name="T8">raw kinetic and aggregated data</text:span></text:p>
          </draw:text-box>
        </draw:frame>
        <draw:frame draw:style-name="gr18" draw:text-style-name="P11" xml:id="id8" draw:id="id8" draw:layer="layout" svg:width="3.072cm" svg:height="1.433cm" svg:x="13.408cm" svg:y="5.712cm">
          <draw:text-box>
            <text:p text:style-name="P11"><text:span text:style-name="T8">raw kinetic, aggregated and discretized data</text:span></text:p>
          </draw:text-box>
        </draw:frame>
        <draw:connector draw:style-name="gr20" draw:text-style-name="P1" draw:layer="layout" draw:type="curve" svg:x1="16.5cm" svg:y1="4.32cm" svg:x2="16.476cm" svg:y2="5.26cm" draw:end-shape="id7" draw:end-glue-point="1" svg:d="m16500 4320c714 0 726 940-24 940" svg:viewBox="0 0 562 941">
          <text:p/>
        </draw:connector>
        <draw:connector draw:style-name="gr20" draw:text-style-name="P1" draw:layer="layout" draw:type="curve" svg:x1="16.476cm" svg:y1="5.26cm" svg:x2="16.48cm" svg:y2="6.428cm" draw:start-shape="id7" draw:start-glue-point="1" draw:end-shape="id8" svg:d="m16476 5260c756 0 754 1168 4 1168" svg:viewBox="0 0 568 1169">
          <text:p/>
        </draw:connector>
        <draw:g>
          <draw:custom-shape draw:style-name="gr22" draw:text-style-name="P1" draw:layer="layout" svg:width="2.3cm" svg:height="0.8cm" svg:x="2.532cm" svg:y="4.3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2.332cm" svg:y="4.2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2.488cm" svg:y="5.4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2.288cm" svg:y="5.3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g>
          <draw:custom-shape draw:style-name="gr22" draw:text-style-name="P1" draw:layer="layout" svg:width="2.3cm" svg:height="0.8cm" svg:x="17.176cm" svg:y="4.3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16.976cm" svg:y="4.2cm">
            <draw:text-box>
              <text:p text:style-name="P13"><text:span text:style-name="T3">aggregate via </text:span><text:span text:style-name="T5">do_aggr</text:span></text:p>
            </draw:text-box>
          </draw:frame>
        </draw:g>
        <draw:g>
          <draw:custom-shape draw:style-name="gr22" draw:text-style-name="P1" draw:layer="layout" svg:width="2.3cm" svg:height="0.8cm" svg:x="17.132cm" svg:y="5.4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16.932cm" svg:y="5.334cm">
            <draw:text-box>
              <text:p text:style-name="P13"><text:span text:style-name="T10">discretize via</text:span><text:span text:style-name="T11"> do_disc</text:span></text:p>
            </draw:text-box>
          </draw:frame>
        </draw:g>
        <draw:frame draw:style-name="gr24" draw:text-style-name="P14" draw:layer="layout" svg:width="2.35cm" svg:height="0.645cm" svg:x="6.242cm" svg:y="2.978cm">
          <draw:text-box>
            <text:p text:style-name="P1"><text:span text:style-name="T12">single plate</text:span></text:p>
          </draw:text-box>
        </draw:frame>
        <draw:connector draw:style-name="gr25" draw:text-style-name="P4" draw:layer="layout" draw:type="curve" draw:line-skew="-0.297cm" svg:x1="15.779cm" svg:y1="2.924cm" svg:x2="8.569cm" svg:y2="4.059cm" draw:start-shape="id9" draw:start-glue-point="2" draw:end-shape="id10" svg:d="m15779 2924c0 415-7210-152-7210 1135" svg:viewBox="0 0 7211 1136">
          <text:p/>
        </draw:connector>
        <draw:custom-shape draw:style-name="gr7" draw:text-style-name="P5" xml:id="id12" draw:id="id12" draw:layer="layout" svg:width="6.085cm" svg:height="0.617cm" svg:x="7.878cm" svg:y="7.718cm">
          <text:p/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6.37cm" svg:height="0.645cm" svg:x="7.715cm" svg:y="7.746cm">
          <draw:text-box>
            <text:p text:style-name="P6"><text:span text:style-name="T3">add metadata via </text:span><text:span text:style-name="T5">include_metadata</text:span></text:p>
          </draw:text-box>
        </draw:frame>
        <draw:connector draw:style-name="gr27" draw:text-style-name="P1" draw:layer="layout" draw:type="line" svg:x1="10.929cm" svg:y1="8.689cm" svg:x2="10.92cm" svg:y2="8.335cm" draw:start-shape="id11" draw:start-glue-point="0" draw:end-shape="id12" draw:end-glue-point="2" svg:d="m10929 8689-9-354" svg:viewBox="0 0 10 355">
          <text:p/>
        </draw:connector>
        <draw:connector draw:style-name="gr27" draw:text-style-name="P1" draw:layer="layout" draw:type="line" svg:x1="10.937cm" svg:y1="10.214cm" svg:x2="10.929cm" svg:y2="9.831cm" draw:start-shape="id13" draw:start-glue-point="0" draw:end-shape="id11" draw:end-glue-point="2" svg:d="m10937 10214-8-383" svg:viewBox="0 0 9 384">
          <text:p/>
        </draw:connector>
        <draw:connector draw:style-name="gr20" draw:text-style-name="P1" draw:layer="layout" draw:type="curve" svg:x1="6.399cm" svg:y1="7.1cm" svg:x2="6.45cm" svg:y2="10.712cm" draw:start-shape="id14" draw:start-glue-point="2" draw:end-shape="id13" draw:end-glue-point="3" svg:d="m6399 7100c0 2326-232 1938-412 2260s-308 1352 463 1352" svg:viewBox="0 0 601 3613">
          <text:p/>
        </draw:connector>
        <draw:connector draw:style-name="gr20" draw:text-style-name="P1" draw:layer="layout" draw:type="curve" svg:x1="14.944cm" svg:y1="7.145cm" svg:x2="15.425cm" svg:y2="10.712cm" draw:start-shape="id8" draw:start-glue-point="2" draw:end-shape="id13" draw:end-glue-point="1" svg:d="m14944 7145c0 2292 497 1910 809 2228s440 1339-328 1339" svg:viewBox="0 0 1055 3568">
          <text:p/>
        </draw:connector>
        <draw:connector draw:style-name="gr20" draw:text-style-name="P1" draw:layer="layout" draw:type="curve" svg:x1="7.878cm" svg:y1="8.026cm" svg:x2="7.199cm" svg:y2="7.1cm" draw:start-shape="id12" draw:start-glue-point="3" draw:end-shape="id15" draw:end-glue-point="2" svg:d="m7878 8026c-453 0-679-308-679-926" svg:viewBox="0 0 680 927">
          <text:p/>
        </draw:connector>
        <draw:connector draw:style-name="gr20" draw:text-style-name="P1" draw:layer="layout" draw:type="curve" svg:x1="13.963cm" svg:y1="8.026cm" svg:x2="14.269cm" svg:y2="7.1cm" draw:start-shape="id12" draw:start-glue-point="1" draw:end-shape="id16" draw:end-glue-point="2" svg:d="m13963 8026c204 0 306-308 306-926" svg:viewBox="0 0 307 927">
          <text:p/>
        </draw:connector>
        <draw:line draw:style-name="gr2" draw:text-style-name="P1" draw:layer="layout" svg:x1="2.247cm" svg:y1="3.669cm" svg:x2="2.247cm" svg:y2="11.463cm">
          <text:p/>
        </draw:line>
        <draw:frame draw:style-name="gr28" draw:text-style-name="P16" draw:layer="layout" svg:width="6.043cm" svg:height="0.726cm" draw:transform="rotate (1.5707963267949) translate (1.364cm 10.63cm)">
          <draw:text-box>
            <text:p text:style-name="P1"><text:span text:style-name="T13">Initial compilation of data </text:span></text:p>
          </draw:text-box>
        </draw:frame>
        <draw:custom-shape draw:style-name="gr29" draw:text-style-name="P1" xml:id="id24" draw:id="id24" draw:layer="layout" svg:width="7.985cm" svg:height="2.55cm" svg:x="6.879cm" svg:y="12.473cm">
          <draw:glue-point draw:id="4" svg:x="-6.336cm" svg:y="1.182cm" draw:align="center"/>
          <draw:glue-point draw:id="5" svg:x="-0.712cm" svg:y="5.098cm"/>
          <draw:glue-point draw:id="6" svg:x="-2.142cm" svg:y="5.058cm"/>
          <draw:glue-point draw:id="7" svg:x="2.573cm" svg:y="4.98cm"/>
          <draw:glue-point draw:id="8" svg:x="4.101cm" svg:y="4.98cm"/>
          <draw:glue-point draw:id="9" svg:x="0.695cm" svg:y="5.098cm"/>
          <draw:glue-point draw:id="10" svg:x="-3.57cm" svg:y="4.9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8" draw:layer="layout" svg:width="7.816cm" svg:height="0.963cm" svg:x="6.972cm" svg:y="12.431cm">
          <draw:text-box>
            <text:p text:style-name="P17"><text:span text:style-name="T14">Data containers flexibly compiled </text:span><text:span text:style-name="T14"><text:line-break/></text:span><text:span text:style-name="T14">according to the interests and needs of the user</text:span></text:p>
          </draw:text-box>
        </draw:frame>
        <draw:connector draw:style-name="gr31" draw:text-style-name="P1" draw:layer="layout" draw:type="line" svg:x1="10.486cm" svg:y1="11.423cm" svg:x2="10.486cm" svg:y2="12.17cm" draw:start-shape="id17" draw:start-glue-point="2" draw:end-shape="id18" draw:end-glue-point="0" svg:d="m10486 11423v747" svg:viewBox="0 0 1 748">
          <text:p/>
        </draw:connector>
        <draw:custom-shape draw:style-name="gr32" draw:text-style-name="P1" xml:id="id21" draw:id="id21" draw:layer="layout" svg:width="2.413cm" svg:height="3.556cm" svg:x="17.181cm" svg:y="15.913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9" draw:layer="layout" svg:width="2.77cm" svg:height="3.009cm" svg:x="17.031cm" svg:y="15.913cm">
          <draw:text-box>
            <text:p><text:span text:style-name="T15">output YAML, CSV, etc.:</text:span><text:span text:style-name="T16"><text:line-break/></text:span><text:span text:style-name="T17">to_yaml/write,</text:span></text:p>
            <text:p><text:span text:style-name="T17">as.data.frame/</text:span></text:p>
            <text:p><text:span text:style-name="T17">write.table,</text:span></text:p>
            <text:p><text:span text:style-name="T17">phylo_data/</text:span><text:span text:style-name="T17"><text:line-break/></text:span><text:span text:style-name="T17">write</text:span></text:p>
          </draw:text-box>
        </draw:frame>
        <draw:custom-shape draw:style-name="gr34" draw:text-style-name="P1" xml:id="id25" draw:id="id25" draw:layer="layout" svg:width="3.302cm" svg:height="2.54cm" svg:x="16.31cm" svg:y="12.473cm">
          <text:p/>
          <draw:enhanced-geometry svg:viewBox="0 0 21600 21600" draw:type="rectangle" draw:enhanced-path="M 0 0 L 21600 0 21600 21600 0 21600 0 0 Z N"/>
        </draw:custom-shape>
        <draw:frame draw:style-name="gr35" draw:text-style-name="P19" draw:layer="layout" svg:width="3.62cm" svg:height="2.819cm" svg:x="16.218cm" svg:y="12.484cm">
          <draw:text-box>
            <text:p><text:span text:style-name="T15">manage metadata:</text:span></text:p>
            <text:p><text:span text:style-name="T17">metadata&lt;-,</text:span></text:p>
            <text:p><text:span text:style-name="T17">include_metadata,</text:span></text:p>
            <text:p><text:span text:style-name="T17">map_metadata,</text:span></text:p>
            <text:p><text:span text:style-name="T17">metadata_chars</text:span></text:p>
          </draw:text-box>
        </draw:frame>
        <draw:custom-shape draw:style-name="gr34" draw:text-style-name="P1" draw:layer="layout" svg:width="2.413cm" svg:height="3.556cm" svg:x="4.862cm" svg:y="15.913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9" xml:id="id31" draw:id="id31" draw:layer="layout" svg:width="2.802cm" svg:height="3.404cm" svg:x="4.764cm" svg:y="15.913cm">
          <draw:text-box>
            <text:p><text:span text:style-name="T15">create <text:s/>plots:</text:span><text:span text:style-name="T16"><text:line-break/></text:span><text:span text:style-name="T17">level_plot,</text:span></text:p>
            <text:p><text:span text:style-name="T17">xy_plot,</text:span></text:p>
            <text:p><text:span text:style-name="T17">ci_plot/extract, heat_map, radial_plot, annotated,</text:span></text:p>
            <text:p><text:span text:style-name="T17">parallelplot</text:span></text:p>
          </draw:text-box>
          <draw:glue-point draw:id="4" svg:x="-1.803cm" svg:y="-0.873cm"/>
        </draw:frame>
        <draw:custom-shape draw:style-name="gr34" draw:text-style-name="P1" xml:id="id23" draw:id="id23" draw:layer="layout" svg:width="3.302cm" svg:height="2.54cm" svg:x="2.392cm" svg:y="12.47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9" draw:layer="layout" svg:width="4.163cm" svg:height="2.356cm" svg:x="2.388cm" svg:y="12.476cm">
          <draw:text-box>
            <text:p><text:span text:style-name="T15">query metadata </text:span><text:span text:style-name="T15"><text:line-break/></text:span><text:span text:style-name="T15">and select:</text:span></text:p>
            <text:p><text:span text:style-name="T17">subset, [ ],</text:span></text:p>
            <text:p><text:span text:style-name="T17">%k%, %q%, </text:span><text:span text:style-name="T17"><text:line-break/></text:span><text:span text:style-name="T17">%K%, %Q%</text:span></text:p>
          </draw:text-box>
        </draw:frame>
        <draw:custom-shape draw:style-name="gr32" draw:text-style-name="P1" xml:id="id19" draw:id="id19" draw:layer="layout" svg:width="2.413cm" svg:height="3.556cm" svg:x="14.718cm" svg:y="15.913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8" draw:text-style-name="P19" xml:id="id33" draw:id="id33" draw:layer="layout" svg:width="2.267cm" svg:height="2.669cm" svg:x="14.724cm" svg:y="15.913cm">
          <draw:text-box>
            <text:p><text:span text:style-name="T15">convert:</text:span></text:p>
            <text:p><text:span text:style-name="T17">flatten,</text:span></text:p>
            <text:p><text:span text:style-name="T17">extract,</text:span></text:p>
            <text:p><text:span text:style-name="T17">opm_mcp</text:span></text:p>
          </draw:text-box>
        </draw:frame>
        <draw:custom-shape draw:style-name="gr39" draw:text-style-name="P20" draw:layer="layout" svg:width="7.933cm" svg:height="0.71cm" svg:x="6.887cm" svg:y="13.418cm">
          <text:p text:style-name="P1"><text:span text:style-name="T18">OPM, OPMA, OPMD,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8.159cm" svg:height="0.963cm" svg:x="6.818cm" svg:y="14.091cm">
          <draw:text-box>
            <text:p text:style-name="P17"><text:span text:style-name="T14">Single to many plates with raw kinetic and metadata, </text:span><text:span text:style-name="T14"><text:line-break/></text:span><text:span text:style-name="T14">and optionally aggregated and discretized data</text:span></text:p>
          </draw:text-box>
        </draw:frame>
        <draw:custom-shape draw:style-name="gr34" draw:text-style-name="P1" xml:id="id30" draw:id="id30" draw:layer="layout" svg:width="2.413cm" svg:height="3.556cm" svg:x="2.392cm" svg:y="15.92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9" draw:layer="layout" svg:width="2.642cm" svg:height="2.3cm" svg:x="2.324cm" svg:y="15.913cm">
          <draw:text-box>
            <text:p><text:span text:style-name="T15">conduct </text:span><text:span text:style-name="T15"><text:line-break/></text:span><text:span text:style-name="T15">multiple comparison</text:span><text:span text:style-name="T15"><text:line-break/></text:span><text:span text:style-name="T15">of means:</text:span></text:p>
            <text:p><text:span text:style-name="T17">opm_mcp</text:span></text:p>
          </draw:text-box>
          <draw:glue-point draw:id="4" svg:x="-2.49cm" svg:y="4.491cm"/>
        </draw:frame>
        <draw:frame draw:style-name="gr28" draw:text-style-name="P16" draw:layer="layout" svg:width="7.276cm" svg:height="0.726cm" draw:transform="rotate (1.5707963267949) translate (1.364cm 20.366cm)">
          <draw:text-box>
            <text:p text:style-name="P1"><text:span text:style-name="T13">Data analysis and management</text:span></text:p>
          </draw:text-box>
        </draw:frame>
        <draw:connector draw:style-name="gr41" draw:text-style-name="P1" draw:layer="layout" draw:type="line" svg:x1="15.924cm" svg:y1="19.469cm" svg:x2="15.925cm" svg:y2="20.104cm" draw:start-shape="id19" draw:start-glue-point="2" draw:end-shape="id20" draw:end-glue-point="0" svg:d="m15924 19469 1 635" svg:viewBox="0 0 2 636">
          <text:p/>
        </draw:connector>
        <draw:connector draw:style-name="gr41" draw:text-style-name="P1" draw:layer="layout" draw:type="line" svg:x1="18.387cm" svg:y1="19.469cm" svg:x2="18.389cm" svg:y2="20.104cm" draw:start-shape="id21" draw:start-glue-point="2" draw:end-shape="id22" draw:end-glue-point="0" svg:d="m18387 19469 2 635" svg:viewBox="0 0 3 636">
          <text:p/>
        </draw:connector>
        <draw:connector draw:style-name="gr42" draw:text-style-name="P1" draw:layer="layout" draw:type="line" svg:x1="5.694cm" svg:y1="13.743cm" svg:x2="6.879cm" svg:y2="13.748cm" draw:start-shape="id23" draw:start-glue-point="1" draw:end-shape="id24" svg:d="m5694 13743 1185 5" svg:viewBox="0 0 1186 6">
          <text:p/>
        </draw:connector>
        <draw:connector draw:style-name="gr42" draw:text-style-name="P1" draw:layer="layout" draw:type="line" svg:x1="16.31cm" svg:y1="13.743cm" svg:x2="14.864cm" svg:y2="13.748cm" draw:start-shape="id25" draw:start-glue-point="3" draw:end-shape="id24" draw:end-glue-point="1" svg:d="m16310 13743-1446 5" svg:viewBox="0 0 1447 6">
          <text:p/>
        </draw:connector>
        <draw:connector draw:style-name="gr41" draw:text-style-name="P1" draw:layer="layout" draw:line-skew="-0.352cm -0.282cm -0.214cm" svg:x1="14.145cm" svg:y1="15.017cm" svg:x2="18.387cm" svg:y2="15.913cm" draw:start-shape="id24" draw:start-glue-point="8" draw:end-shape="id21" draw:end-glue-point="0" svg:d="m14145 15017v179h1607v2h2635v715" svg:viewBox="0 0 4243 897">
          <text:p/>
        </draw:connector>
        <draw:custom-shape draw:style-name="gr34" draw:text-style-name="P1" xml:id="id26" draw:id="id26" draw:layer="layout" svg:width="2.413cm" svg:height="3.556cm" svg:x="7.326cm" svg:y="15.92cm">
          <draw:glue-point draw:id="4" svg:x="-2.472cm" svg:y="-5.002cm"/>
          <draw:glue-point draw:id="5" svg:x="3.279cm" svg:y="-5.002cm"/>
          <draw:glue-point draw:id="6" svg:x="-4.154cm" svg:y="4.90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2" draw:layer="layout" svg:width="2.578cm" svg:height="2.221cm" svg:x="7.26cm" svg:y="15.913cm">
          <draw:text-box>
            <text:p text:style-name="P21"><text:span text:style-name="T15">create tables and/or text:</text:span><text:span text:style-name="T16"><text:line-break/></text:span><text:span text:style-name="T17">phylo_data, listing</text:span></text:p>
          </draw:text-box>
          <draw:glue-point draw:id="4" svg:x="-1.803cm" svg:y="-0.873cm"/>
          <draw:glue-point draw:id="5" svg:x="-2.676cm" svg:y="5.001cm"/>
        </draw:frame>
        <draw:custom-shape draw:style-name="gr44" draw:text-style-name="P1" draw:layer="layout" svg:width="2.413cm" svg:height="1.397cm" svg:x="4.864cm" svg:y="20.104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22" draw:id="id22" draw:layer="layout" svg:width="2.413cm" svg:height="1.397cm" svg:x="17.183cm" svg:y="20.1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20" draw:id="id20" draw:layer="layout" svg:width="2.413cm" svg:height="1.397cm" svg:x="14.719cm" svg:y="20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2.413cm" svg:height="1.397cm" svg:x="7.328cm" svg:y="20.1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.413cm" svg:height="3.556cm" svg:x="9.79cm" svg:y="15.913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9" xml:id="id34" draw:id="id34" draw:layer="layout" svg:width="2.612cm" svg:height="3.009cm" svg:x="9.682cm" svg:y="15.925cm">
          <draw:text-box>
            <text:p><text:span text:style-name="T15">obtain basic information:</text:span><text:span text:style-name="T16"><text:line-break/></text:span><text:span text:style-name="T17">summary,</text:span><text:span text:style-name="T17"><text:line-break/></text:span><text:span text:style-name="T17">metadata,</text:span><text:span text:style-name="T17"><text:line-break/></text:span><text:span text:style-name="T17">aggregated,</text:span><text:span text:style-name="T17"><text:line-break/></text:span><text:span text:style-name="T17">discretized,</text:span><text:span text:style-name="T17"><text:line-break/></text:span><text:span text:style-name="T17">...</text:span></text:p>
          </draw:text-box>
        </draw:frame>
        <draw:g>
          <draw:line draw:style-name="gr46" draw:text-style-name="P1" draw:layer="layout" svg:x1="13.862cm" svg:y1="12.174cm" svg:x2="13.862cm" svg:y2="12.21cm">
            <text:p/>
          </draw:line>
          <draw:line draw:style-name="gr46" draw:text-style-name="P1" draw:layer="layout" svg:x1="12.721cm" svg:y1="12.174cm" svg:x2="12.721cm" svg:y2="12.21cm">
            <text:p/>
          </draw:line>
          <draw:line draw:style-name="gr46" draw:text-style-name="P1" draw:layer="layout" svg:x1="11.58cm" svg:y1="12.174cm" svg:x2="11.58cm" svg:y2="12.21cm">
            <text:p/>
          </draw:line>
          <draw:line draw:style-name="gr46" draw:text-style-name="P1" draw:layer="layout" svg:x1="10.439cm" svg:y1="12.174cm" svg:x2="10.439cm" svg:y2="12.21cm">
            <text:p/>
          </draw:line>
          <draw:line draw:style-name="gr46" draw:text-style-name="P1" draw:layer="layout" svg:x1="9.298cm" svg:y1="12.174cm" svg:x2="9.298cm" svg:y2="12.21cm">
            <text:p/>
          </draw:line>
          <draw:line draw:style-name="gr46" draw:text-style-name="P1" draw:layer="layout" svg:x1="8.157cm" svg:y1="12.174cm" svg:x2="8.157cm" svg:y2="12.21cm">
            <text:p/>
          </draw:line>
          <draw:line draw:style-name="gr46" draw:text-style-name="P1" draw:layer="layout" svg:x1="7.016cm" svg:y1="12.174cm" svg:x2="7.016cm" svg:y2="12.21cm">
            <text:p/>
          </draw:line>
          <draw:line draw:style-name="gr46" draw:text-style-name="P1" draw:layer="layout" svg:x1="15.001cm" svg:y1="12.174cm" svg:x2="15.001cm" svg:y2="12.21cm">
            <text:p/>
          </draw:line>
        </draw:g>
        <draw:connector draw:style-name="gr41" draw:text-style-name="P1" draw:layer="layout" draw:line-skew="0.129cm" svg:x1="9.703cm" svg:y1="15.023cm" svg:x2="8.532cm" svg:y2="15.92cm" draw:end-shape="id26" draw:end-glue-point="0" svg:d="m9703 15023v327h-1171v570" svg:viewBox="0 0 1172 898">
          <text:p/>
        </draw:connector>
        <draw:frame draw:style-name="gr47" draw:text-style-name="P23" draw:layer="layout" svg:width="2.413cm" svg:height="1.433cm" svg:x="14.719cm" svg:y="20.104cm">
          <draw:text-box>
            <text:p text:style-name="P1"><text:span text:style-name="T15">explore </text:span><text:span text:style-name="T15"><text:line-break/></text:span><text:span text:style-name="T15">data within R yourself</text:span></text:p>
          </draw:text-box>
        </draw:frame>
        <draw:frame draw:style-name="gr47" draw:text-style-name="P1" draw:layer="layout" svg:width="2.413cm" svg:height="1.433cm" svg:x="7.328cm" svg:y="20.104cm">
          <draw:text-box>
            <text:p text:style-name="P1"><text:span text:style-name="T15">publish </text:span><text:span text:style-name="T15"><text:line-break/></text:span><text:span text:style-name="T15">tables and/or text</text:span></text:p>
          </draw:text-box>
        </draw:frame>
        <draw:frame draw:style-name="gr47" draw:text-style-name="P23" draw:layer="layout" svg:width="2.413cm" svg:height="1.433cm" svg:x="17.183cm" svg:y="20.104cm">
          <draw:text-box>
            <text:p text:style-name="P1"><text:span text:style-name="T15">explore</text:span><text:span text:style-name="T15"><text:line-break/></text:span><text:span text:style-name="T15">data</text:span><text:span text:style-name="T15"><text:line-break/></text:span><text:span text:style-name="T15">elsewhere</text:span></text:p>
          </draw:text-box>
        </draw:frame>
        <draw:frame draw:style-name="gr47" draw:text-style-name="P23" draw:layer="layout" svg:width="2.413cm" svg:height="1.422cm" svg:x="4.864cm" svg:y="20.104cm">
          <draw:text-box draw:corner-radius="3.767cm">
            <text:p text:style-name="P1"><text:span text:style-name="T15">publish figures</text:span></text:p>
          </draw:text-box>
        </draw:frame>
        <draw:custom-shape draw:style-name="gr48" draw:text-style-name="P24" xml:id="id28" draw:id="id28" draw:layer="layout" svg:width="2.84cm" svg:height="0.879cm" svg:x="16.894cm" svg:y="0.985cm">
          <text:list text:style-name="L1">
            <text:list-header>
              <text:p text:style-name="P2"><text:span text:style-name="T19">Data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5" draw:text-style-name="P4" draw:layer="layout" draw:type="curve" svg:x1="15.779cm" svg:y1="2.924cm" svg:x2="14.963cm" svg:y2="4cm" draw:start-shape="id9" draw:start-glue-point="2" draw:end-shape="id27" svg:d="m15779 2924c0 817-816 280-816 1076" svg:viewBox="0 0 817 1077">
          <text:p/>
        </draw:connector>
        <draw:custom-shape draw:style-name="gr49" draw:text-style-name="P24" xml:id="id9" draw:id="id9" draw:layer="layout" svg:width="4.795cm" svg:height="0.891cm" svg:x="13.382cm" svg:y="2.033cm">
          <text:list text:style-name="L1">
            <text:list-header>
              <text:p text:style-name="P2"><text:span text:style-name="T19">Conversion via </text:span><text:span text:style-name="T20">opmx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5" draw:text-style-name="P4" draw:layer="layout" draw:type="curve" svg:x1="18.314cm" svg:y1="1.864cm" svg:x2="18.177cm" svg:y2="2.478cm" draw:start-shape="id28" draw:end-shape="id9" draw:end-glue-point="1" svg:d="m18314 1864c0 410-45 614-137 614" svg:viewBox="0 0 138 615">
          <text:p/>
        </draw:connector>
        <draw:connector draw:style-name="gr6" draw:text-style-name="P4" draw:layer="layout" draw:type="curve" svg:x1="8.647cm" svg:y1="2.959cm" svg:x2="14.269cm" svg:y2="4cm" draw:start-shape="id2" draw:start-glue-point="2" draw:end-shape="id16" svg:d="m8647 2959c0 771 5622 251 5622 1041" svg:viewBox="0 0 5623 1042">
          <text:p/>
        </draw:connector>
        <draw:connector draw:style-name="gr6" draw:text-style-name="P4" draw:layer="layout" draw:type="curve" svg:x1="8.647cm" svg:y1="2.959cm" svg:x2="7.794cm" svg:y2="4.018cm" draw:start-shape="id2" draw:start-glue-point="2" draw:end-shape="id29" svg:d="m8647 2959c0 784-853 255-853 1059" svg:viewBox="0 0 854 1060">
          <text:p/>
        </draw:connector>
        <draw:frame draw:style-name="gr50" draw:text-style-name="P14" draw:layer="layout" svg:width="2.458cm" svg:height="0.645cm" svg:x="12.904cm" svg:y="2.968cm">
          <draw:text-box>
            <text:p text:style-name="P1"><text:span text:style-name="T12">many plates</text:span></text:p>
          </draw:text-box>
        </draw:frame>
        <draw:custom-shape draw:style-name="gr32" draw:text-style-name="P1" xml:id="id37" draw:id="id37" draw:layer="layout" svg:width="2.413cm" svg:height="3.556cm" svg:x="12.254cm" svg:y="15.913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8.475cm" svg:y1="19.469cm" svg:x2="8.476cm" svg:y2="20.104cm" svg:d="m8475 19469 1 635" svg:viewBox="0 0 2 636">
          <text:p/>
        </draw:connector>
        <draw:connector draw:style-name="gr41" draw:text-style-name="P1" draw:layer="layout" draw:type="line" svg:x1="6.026cm" svg:y1="19.469cm" svg:x2="6.027cm" svg:y2="20.104cm" svg:d="m6026 19469 1 635" svg:viewBox="0 0 2 636">
          <text:p/>
        </draw:connector>
        <draw:custom-shape draw:style-name="gr44" draw:text-style-name="P1" draw:layer="layout" svg:width="2.413cm" svg:height="1.397cm" svg:x="2.4cm" svg:y="20.104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3" draw:layer="layout" svg:width="2.413cm" svg:height="1.422cm" svg:x="2.4cm" svg:y="20.104cm">
          <draw:text-box draw:corner-radius="3.767cm">
            <text:p text:style-name="P1"><text:span text:style-name="T15">publish statistics</text:span></text:p>
          </draw:text-box>
        </draw:frame>
        <draw:connector draw:style-name="gr41" draw:text-style-name="P1" draw:layer="layout" draw:type="line" svg:x1="3.577cm" svg:y1="19.469cm" svg:x2="3.578cm" svg:y2="20.104cm" svg:d="m3577 19469 1 635" svg:viewBox="0 0 2 636">
          <text:p/>
        </draw:connector>
        <draw:frame draw:style-name="gr51" draw:text-style-name="P19" xml:id="id32" draw:id="id32" draw:layer="layout" svg:width="2.413cm" svg:height="3.009cm" svg:x="12.255cm" svg:y="15.913cm">
          <draw:text-box>
            <text:p><text:span text:style-name="T15">read from and/or write to databases:</text:span></text:p>
            <text:p><text:span text:style-name="T17">opm_dbput,</text:span></text:p>
            <text:p><text:span text:style-name="T17">opm_dbget,</text:span></text:p>
            <text:p><text:span text:style-name="T17">...</text:span></text:p>
          </draw:text-box>
        </draw:frame>
        <draw:custom-shape draw:style-name="gr44" draw:text-style-name="P1" draw:layer="layout" svg:width="2.413cm" svg:height="1.397cm" svg:x="12.255cm" svg:y="20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23" xml:id="id36" draw:id="id36" draw:layer="layout" svg:width="2.413cm" svg:height="1.433cm" svg:x="12.255cm" svg:y="20.104cm">
          <draw:text-box>
            <text:p text:style-name="P1"><text:span text:style-name="T15">use database storage</text:span></text:p>
          </draw:text-box>
        </draw:frame>
        <draw:connector draw:style-name="gr41" draw:text-style-name="P1" draw:layer="layout" draw:type="line" svg:x1="13.775cm" svg:y1="19.469cm" svg:x2="13.776cm" svg:y2="20.104cm" svg:d="m13775 19469 1 635" svg:viewBox="0 0 2 636">
          <text:p/>
        </draw:connector>
        <draw:connector draw:style-name="gr41" draw:text-style-name="P1" draw:layer="layout" svg:x1="7.254cm" svg:y1="15.023cm" svg:x2="3.598cm" svg:y2="15.92cm" draw:end-shape="id30" svg:d="m7254 15023v198h-3656v699" svg:viewBox="0 0 3657 898">
          <text:p/>
        </draw:connector>
        <draw:connector draw:style-name="gr41" draw:text-style-name="P1" draw:layer="layout" draw:line-skew="0.128cm" svg:x1="7.954cm" svg:y1="15.023cm" svg:x2="6.165cm" svg:y2="15.913cm" draw:end-shape="id31" draw:end-glue-point="0" svg:d="m7954 15023v323h-1789v567" svg:viewBox="0 0 1790 891">
          <text:p/>
        </draw:connector>
        <draw:connector draw:style-name="gr41" draw:text-style-name="P1" xml:id="id35" draw:id="id35" draw:layer="layout" draw:line-skew="0.166cm" svg:x1="12.276cm" svg:y1="15.022cm" svg:x2="13.461cm" svg:y2="15.913cm" draw:end-shape="id32" svg:d="m12276 15022v362h1185v529" svg:viewBox="0 0 1186 892">
          <text:p/>
        </draw:connector>
        <draw:connector draw:style-name="gr41" draw:text-style-name="P1" draw:layer="layout" draw:line-skew="0.146cm" svg:x1="13.776cm" svg:y1="15.022cm" svg:x2="15.857cm" svg:y2="15.913cm" draw:end-shape="id33" svg:d="m13776 15022v342h2081v549" svg:viewBox="0 0 2082 892">
          <text:p/>
        </draw:connector>
        <draw:connector draw:style-name="gr41" draw:text-style-name="P1" draw:layer="layout" svg:x1="10.876cm" svg:y1="15.022cm" svg:x2="10.988cm" svg:y2="15.925cm" draw:end-shape="id34" svg:d="m10876 15022v202h112v701" svg:viewBox="0 0 113 904">
          <text:p/>
        </draw:connector>
        <draw:connector draw:style-name="gr41" draw:text-style-name="P1" draw:layer="layout" draw:line-skew="1.089cm" svg:x1="13.461cm" svg:y1="15.913cm" svg:x2="12.276cm" svg:y2="15.022cm" draw:start-shape="id32" draw:start-glue-point="0" draw:end-shape="id35" draw:end-glue-point="2" svg:d="m13461 15913v-303h-1185v-588" svg:viewBox="0 0 1186 892">
          <text:p/>
        </draw:connector>
        <draw:connector draw:style-name="gr41" draw:text-style-name="P1" draw:layer="layout" draw:type="line" svg:x1="13.461cm" svg:y1="20.104cm" svg:x2="13.46cm" svg:y2="19.469cm" draw:start-shape="id36" draw:end-shape="id37" draw:end-glue-point="2" svg:d="m13461 20104-1-635" svg:viewBox="0 0 2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2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4-01-23T22:58:36</dc:date>
    <dc:creator>Markus Göker</dc:creator>
    <meta:editing-duration>PT11H6M36S</meta:editing-duration>
    <meta:editing-cycles>95</meta:editing-cycles>
    <meta:generator>LibreOffice/3.5$Linux_X86_64 LibreOffice_project/350m1$Build-2</meta:generator>
    <meta:printed-by>Johannes Sikorski</meta:printed-by>
    <meta:print-date>2013-04-02T18:19:11.91</meta:print-date>
    <meta:document-statistic meta:object-count="137"/>
  </office:meta>
</office:document-meta>
</file>